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Paramet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Parameter.KeyParameter( byte [ ] key , int keyOff , int key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eyParameter.KeyParameter( byte [ ]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